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nagemen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ello World !!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rt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d 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0:16:56.518517427</meta:creation-date>
    <dc:date>2015-05-11T10:19:29.921146430</dc:date>
    <meta:editing-duration>PT53S</meta:editing-duration>
    <meta:editing-cycles>2</meta:editing-cycles>
    <meta:generator>LibreOffice/4.2.8.2$Linux_X86_64 LibreOffice_project/420m0$Build-2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504cm" svg:y="0.243cm" svg:width="21.982cm" svg:height="11.694cm">
          <chartooo:coordinate-region svg:x="1.125cm" svg:y="0.442cm" svg:width="21.361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